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nux Libertine Initials O" svg:font-family="'Linux Libertine Initials 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position="0% 100%" style:font-name="DejaVu Sans" fo:font-size="14pt" officeooo:rsid="00190d39" officeooo:paragraph-rsid="00190d39" style:font-size-asian="14pt" style:font-size-complex="14pt"/>
    </style:style>
    <style:style style:name="P2" style:family="paragraph" style:parent-style-name="Standard">
      <style:text-properties style:text-position="0% 100%" style:font-name="DejaVu Sans" fo:font-size="12pt" style:text-underline-style="solid" style:text-underline-width="auto" style:text-underline-color="font-color" officeooo:rsid="00190d39" officeooo:paragraph-rsid="00190d39" style:font-size-asian="12pt" style:font-size-complex="12pt"/>
    </style:style>
    <style:style style:name="P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style:text-underline-style="none" officeooo:rsid="00214f2e" officeooo:paragraph-rsid="00214f2e" style:font-size-asian="12pt" style:font-size-complex="12pt"/>
    </style:style>
    <style:style style:name="P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style:text-underline-style="none" officeooo:rsid="0032d9d2" officeooo:paragraph-rsid="0032d9d2" style:font-size-asian="12pt" style:font-size-complex="12pt"/>
    </style:style>
    <style:style style:name="P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style:text-underline-style="none" officeooo:rsid="0032d9d2" officeooo:paragraph-rsid="00312a5b" style:font-size-asian="12pt" style:font-size-complex="12pt"/>
    </style:style>
    <style:style style:name="P6"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text-position="0% 100%" style:font-name="DejaVu Sans" fo:font-size="12pt" style:text-underline-style="none" officeooo:rsid="0032d9d2" officeooo:paragraph-rsid="0032d9d2" style:font-size-asian="12pt" style:font-size-complex="12pt"/>
    </style:style>
    <style:style style:name="P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style:text-underline-style="none" officeooo:rsid="002a0a1e" officeooo:paragraph-rsid="00227cdd" style:font-size-asian="12pt" style:font-size-complex="12pt"/>
    </style:style>
    <style:style style:name="P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style:text-underline-style="none" officeooo:rsid="002a0a1e" officeooo:paragraph-rsid="0035495c" style:font-size-asian="12pt" style:font-size-complex="12pt"/>
    </style:style>
    <style:style style:name="P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style:text-underline-style="none" officeooo:rsid="002d04f0" officeooo:paragraph-rsid="00227cdd" style:font-size-asian="12pt" style:font-size-complex="12pt"/>
    </style:style>
    <style:style style:name="P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style:text-underline-style="none" officeooo:rsid="002d8a4e" officeooo:paragraph-rsid="00227cdd" style:font-size-asian="12pt" style:font-size-complex="12pt"/>
    </style:style>
    <style:style style:name="P1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style:text-underline-style="none" officeooo:rsid="002ea7d4" officeooo:paragraph-rsid="002ea7d4" style:font-size-asian="12pt" style:font-size-complex="12pt"/>
    </style:style>
    <style:style style:name="P1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style:text-underline-style="none" officeooo:rsid="002f11b2" officeooo:paragraph-rsid="002ea7d4" style:font-size-asian="12pt" style:font-size-complex="12pt"/>
    </style:style>
    <style:style style:name="P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style:text-underline-style="none" officeooo:rsid="0030945e" officeooo:paragraph-rsid="002ea7d4" style:font-size-asian="12pt" style:font-size-complex="12pt"/>
    </style:style>
    <style:style style:name="P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style:text-underline-style="none" officeooo:rsid="00312a5b" officeooo:paragraph-rsid="00312a5b" style:font-size-asian="12pt" style:font-size-complex="12pt"/>
    </style:style>
    <style:style style:name="P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style:text-underline-style="solid" style:text-underline-width="auto" style:text-underline-color="font-color" officeooo:rsid="002500ca" officeooo:paragraph-rsid="002500ca" style:font-size-asian="12pt" style:font-size-complex="12pt"/>
    </style:style>
    <style:style style:name="P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style:text-underline-style="solid" style:text-underline-width="auto" style:text-underline-color="font-color" officeooo:rsid="00227cdd" officeooo:paragraph-rsid="00227cdd" style:font-size-asian="12pt" style:font-size-complex="12pt"/>
    </style:style>
    <style:style style:name="P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Liberation Sans" fo:font-size="16pt" style:text-underline-style="solid" style:text-underline-width="auto" style:text-underline-color="font-color" officeooo:rsid="002ea7d4" officeooo:paragraph-rsid="002ea7d4" style:font-name-asian="Noto Sans CJK SC" style:font-size-asian="16pt" style:font-name-complex="FreeSans" style:font-size-complex="16pt"/>
    </style:style>
    <style:style style:name="P18"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font-name="DejaVu Sans" fo:font-size="12pt" style:text-underline-style="none" officeooo:rsid="001a8131" officeooo:paragraph-rsid="001a8131" style:font-size-asian="12pt" style:font-size-complex="12pt"/>
    </style:style>
    <style:style style:name="P19"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font-name="DejaVu Sans" fo:font-size="12pt" style:text-underline-style="none" officeooo:rsid="001adb33" officeooo:paragraph-rsid="001adb33" style:font-size-asian="12pt" style:font-size-complex="12pt"/>
    </style:style>
    <style:style style:name="P20"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text-position="0% 100%" style:font-name="DejaVu Sans" fo:font-size="12pt" style:text-underline-style="solid" style:text-underline-width="auto" style:text-underline-color="font-color" officeooo:rsid="002ea7d4" officeooo:paragraph-rsid="002ea7d4" style:font-size-asian="12pt" style:font-size-complex="12pt"/>
    </style:style>
    <style:style style:name="P21"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text-position="0% 100%" style:font-name="DejaVu Sans" fo:font-size="12pt" style:text-underline-style="solid" style:text-underline-width="auto" style:text-underline-color="font-color" officeooo:rsid="00312a5b" officeooo:paragraph-rsid="00312a5b" style:font-size-asian="12pt" style:font-size-complex="12pt"/>
    </style:style>
    <style:style style:name="P22"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text-position="0% 100%" style:font-name="DejaVu Sans" fo:font-size="12pt" style:text-underline-style="none" officeooo:rsid="002a0a1e" officeooo:paragraph-rsid="0035495c" style:font-size-asian="12pt" style:font-size-complex="12pt"/>
    </style:style>
    <style:style style:name="P23"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text-position="0% 100%" style:font-name="DejaVu Sans" fo:font-size="12pt" style:text-underline-style="none" officeooo:rsid="002a0a1e" officeooo:paragraph-rsid="0036c53d" style:font-size-asian="12pt" style:font-size-complex="12pt"/>
    </style:style>
    <style:style style:name="P24"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text-position="0% 100%" style:font-name="DejaVu Sans" fo:font-size="12pt" style:text-underline-style="none" officeooo:rsid="0032d9d2" officeooo:paragraph-rsid="0032d9d2" style:font-size-asian="12pt" style:font-size-complex="12pt"/>
    </style:style>
    <style:style style:name="P25"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text-position="0% 100%" style:font-name="DejaVu Sans" fo:font-size="12pt" style:text-underline-style="none" officeooo:rsid="002a0a1e" officeooo:paragraph-rsid="0035495c" style:font-size-asian="12pt" style:font-size-complex="12pt"/>
    </style:style>
    <style:style style:name="P26"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text-position="0% 100%" style:font-name="DejaVu Sans" fo:font-size="12pt" style:text-underline-style="solid" style:text-underline-width="auto" style:text-underline-color="font-color" officeooo:rsid="00227cdd" officeooo:paragraph-rsid="00227cdd" style:font-size-asian="12pt" style:font-size-complex="12pt"/>
    </style:style>
    <style:style style:name="P27"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text-position="0% 100%" style:font-name="DejaVu Sans" fo:font-size="12pt" style:text-underline-style="solid" style:text-underline-width="auto" style:text-underline-color="font-color" officeooo:rsid="002ea7d4" officeooo:paragraph-rsid="002ea7d4" style:font-size-asian="12pt" style:font-size-complex="12pt"/>
    </style:style>
    <style:style style:name="P28"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DejaVu Sans" fo:font-size="12pt" style:text-underline-style="none" officeooo:rsid="001e74e6" officeooo:paragraph-rsid="001e74e6" style:font-size-asian="12pt" style:font-size-complex="12pt"/>
    </style:style>
    <style:style style:name="P29"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DejaVu Sans" fo:font-size="12pt" style:text-underline-style="none" officeooo:rsid="00214f2e" officeooo:paragraph-rsid="00214f2e" style:font-size-asian="12pt" style:font-size-complex="12pt"/>
    </style:style>
    <style:style style:name="P30"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style:text-position="0% 100%" style:font-name="DejaVu Sans" fo:font-size="12pt" style:text-underline-style="solid" style:text-underline-width="auto" style:text-underline-color="font-color" officeooo:rsid="00312a5b" officeooo:paragraph-rsid="00312a5b" style:font-size-asian="12pt" style:font-size-complex="12pt"/>
    </style:style>
    <style:style style:name="P31"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text-position="0% 100%" style:font-name="DejaVu Sans" fo:font-size="12pt" style:text-underline-style="solid" style:text-underline-width="auto" style:text-underline-color="font-color" officeooo:rsid="00312a5b" officeooo:paragraph-rsid="00312a5b" style:font-size-asian="12pt" style:font-size-complex="12pt"/>
    </style:style>
    <style:style style:name="P32" style:family="paragraph" style:parent-style-name="Heading">
      <style:paragraph-properties fo:text-align="start" style:justify-single-word="false"/>
      <style:text-properties fo:font-size="20pt" fo:font-weight="normal" style:font-size-asian="20pt" style:font-weight-asian="normal" style:font-size-complex="20pt" style:font-weight-complex="normal"/>
    </style:style>
    <style:style style:name="P33" style:family="paragraph" style:parent-style-name="Heading">
      <style:text-properties fo:font-size="16pt" style:font-size-asian="16pt" style:font-size-complex="16pt"/>
    </style:style>
    <style:style style:name="P34" style:family="paragraph" style:parent-style-name="Heading">
      <style:text-properties fo:font-size="16pt" style:text-underline-style="solid" style:text-underline-width="auto" style:text-underline-color="font-color" style:font-size-asian="16pt" style:font-size-complex="16pt"/>
    </style:style>
    <style:style style:name="P35" style:family="paragraph" style:parent-style-name="Heading">
      <style:paragraph-properties fo:break-before="page"/>
      <style:text-properties fo:font-size="16pt" style:text-underline-style="solid" style:text-underline-width="auto" style:text-underline-color="font-color" style:font-size-asian="16pt" style:font-size-complex="16pt"/>
    </style:style>
    <style:style style:name="P36" style:family="paragraph" style:parent-style-name="Heading">
      <style:paragraph-properties fo:break-before="page"/>
      <style:text-properties fo:font-size="16pt" fo:font-style="normal" style:text-underline-style="solid" style:text-underline-width="auto" style:text-underline-color="font-color" style:font-size-asian="16pt" style:font-style-asian="normal" style:font-size-complex="16pt" style:font-style-complex="normal"/>
    </style:style>
    <style:style style:name="P37" style:family="paragraph" style:parent-style-name="Title">
      <style:text-properties officeooo:rsid="003b2d2d" officeooo:paragraph-rsid="003b2d2d"/>
    </style:style>
    <style:style style:name="P38" style:family="paragraph" style:parent-style-name="Title">
      <style:text-properties fo:font-size="24pt" style:font-size-asian="24pt" style:font-size-complex="24pt"/>
    </style:style>
    <style:style style:name="P39" style:family="paragraph" style:parent-style-name="Standard" style:list-style-name="L2">
      <loext:graphic-properties draw:fill="none"/>
      <style:paragraph-properties fo:text-align="justify" style:justify-single-word="false" fo:background-color="transparent"/>
      <style:text-properties style:text-position="0% 100%" style:font-name="DejaVu Sans" fo:font-size="12pt" style:text-underline-style="none" officeooo:rsid="003c698c" officeooo:paragraph-rsid="003c698c" style:font-size-asian="10.5pt" style:font-size-complex="12pt"/>
    </style:style>
    <style:style style:name="P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style:text-underline-style="none" officeooo:rsid="0032d9d2" officeooo:paragraph-rsid="0032d9d2" style:font-size-asian="12pt" style:font-size-complex="12pt"/>
    </style:style>
    <style:style style:name="P4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5pt" style:text-underline-style="solid" style:text-underline-width="auto" style:text-underline-color="font-color" officeooo:rsid="003c698c" officeooo:paragraph-rsid="003c698c" style:font-size-asian="15pt" style:font-size-complex="15pt"/>
    </style:style>
    <style:style style:name="P42" style:family="paragraph" style:parent-style-name="Text_20_body" style:list-style-name="L1">
      <style:text-properties style:text-position="0% 100%" style:font-name="DejaVu Sans" fo:font-size="12pt" style:text-underline-style="none" officeooo:rsid="001cf539" style:font-size-asian="12pt" style:font-size-complex="12pt"/>
    </style:style>
    <style:style style:name="T1" style:family="text">
      <style:text-properties style:text-position="super 58%" fo:font-weight="bold" style:font-weight-asian="bold" style:font-weight-complex="bold"/>
    </style:style>
    <style:style style:name="T2" style:family="text">
      <style:text-properties style:text-position="0% 100%"/>
    </style:style>
    <style:style style:name="T3" style:family="text">
      <style:text-properties style:text-position="0% 100%" officeooo:rsid="001adb33"/>
    </style:style>
    <style:style style:name="T4" style:family="text">
      <style:text-properties style:text-position="0% 100%" officeooo:rsid="001c403c"/>
    </style:style>
    <style:style style:name="T5" style:family="text">
      <style:text-properties style:text-position="0% 100%" officeooo:rsid="001cf539"/>
    </style:style>
    <style:style style:name="T6" style:family="text">
      <style:text-properties style:text-position="0% 100%" officeooo:rsid="001ff2ee"/>
    </style:style>
    <style:style style:name="T7" style:family="text">
      <style:text-properties style:text-position="0% 100%" officeooo:rsid="00214f2e"/>
    </style:style>
    <style:style style:name="T8" style:family="text">
      <style:text-properties style:text-position="0% 100%" officeooo:rsid="0021d4cf"/>
    </style:style>
    <style:style style:name="T9" style:family="text">
      <style:text-properties style:text-position="0% 100%" officeooo:rsid="00227cdd"/>
    </style:style>
    <style:style style:name="T10" style:family="text">
      <style:text-properties style:text-position="0% 100%" officeooo:rsid="002500ca"/>
    </style:style>
    <style:style style:name="T11" style:family="text">
      <style:text-properties style:text-position="0% 100%" officeooo:rsid="0027e982"/>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2d04f0"/>
    </style:style>
    <style:style style:name="T14" style:family="text">
      <style:text-properties style:text-underline-style="solid" style:text-underline-width="auto" style:text-underline-color="font-color" officeooo:rsid="0035495c"/>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underline-style="none"/>
    </style:style>
    <style:style style:name="T17" style:family="text">
      <style:text-properties style:text-underline-style="none" officeooo:rsid="00290bc5"/>
    </style:style>
    <style:style style:name="T18" style:family="text">
      <style:text-properties style:text-underline-style="none" officeooo:rsid="002a0a1e"/>
    </style:style>
    <style:style style:name="T19" style:family="text">
      <style:text-properties style:text-underline-style="none" officeooo:rsid="002b8279"/>
    </style:style>
    <style:style style:name="T20" style:family="text">
      <style:text-properties style:text-underline-style="none" officeooo:rsid="002d04f0"/>
    </style:style>
    <style:style style:name="T21" style:family="text">
      <style:text-properties style:text-underline-style="none" officeooo:rsid="002d8a4e"/>
    </style:style>
    <style:style style:name="T22" style:family="text">
      <style:text-properties style:text-underline-style="none" officeooo:rsid="002f11b2"/>
    </style:style>
    <style:style style:name="T23" style:family="text">
      <style:text-properties style:text-underline-style="none" officeooo:rsid="0030945e"/>
    </style:style>
    <style:style style:name="T24" style:family="text">
      <style:text-properties style:text-underline-style="none" officeooo:rsid="00312a5b"/>
    </style:style>
    <style:style style:name="T25" style:family="text">
      <style:text-properties style:text-underline-style="none" officeooo:rsid="0032d9d2"/>
    </style:style>
    <style:style style:name="T26" style:family="text">
      <style:text-properties officeooo:rsid="002a0a1e"/>
    </style:style>
    <style:style style:name="T27" style:family="text">
      <style:text-properties officeooo:rsid="002d04f0"/>
    </style:style>
    <style:style style:name="T28" style:family="text">
      <style:text-properties officeooo:rsid="002d8a4e"/>
    </style:style>
    <style:style style:name="T29" style:family="text">
      <style:text-properties officeooo:rsid="002f11b2"/>
    </style:style>
    <style:style style:name="T30" style:family="text">
      <style:text-properties officeooo:rsid="0030945e"/>
    </style:style>
    <style:style style:name="T31" style:family="text">
      <style:text-properties officeooo:rsid="0032d9d2"/>
    </style:style>
    <style:style style:name="T32" style:family="text">
      <style:text-properties officeooo:rsid="0035495c"/>
    </style:style>
    <style:style style:name="T33" style:family="text">
      <style:text-properties officeooo:rsid="003b2d2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Λειτουργικά Συστήματα</text:p>
      <text:p text:style-name="P38">4<text:span text:style-name="T1">η</text:span><text:span text:style-name="T2"> Προγραμματιστική Άσκηση</text:span></text:p>
      <text:p text:style-name="P1"/>
      <text:p text:style-name="P1"/>
      <text:p text:style-name="P32">Διονύσ<text:span text:style-name="T33">ιο</text:span>ς Ταξιάρχης Μπαλάσκας – sdi1700094</text:p>
      <text:p text:style-name="P32">Μερόπη Φανού – sdi1700176</text:p>
      <text:p text:style-name="Heading"/>
      <text:p text:style-name="P34">Οργάνωση του cfs:</text:p>
      <text:p text:style-name="P2"/>
      <text:p text:style-name="P18"><text:span text:style-name="T2">Στο πρώτο block του αρχείου .cfs αποθηκεύεται η δομή superBlock με βασικές πληροφορίες για το file system </text:span><text:span text:style-name="T3">που αναπαρ</text:span><text:span text:style-name="T9">ι</text:span><text:span text:style-name="T3">στ</text:span><text:span text:style-name="T9">άται από</text:span><text:span text:style-name="T3"> το αρχείο. </text:span><text:span text:style-name="T10">Αναλυτικότερη εξήγηση των πεδίων της δομής αυτής δίνεται παρακάτω, μετά την περιγραφή της γενικότερης οργάνωσης του cfs.</text:span></text:p>
      <text:p text:style-name="P19"><text:span text:style-name="T2">Όσον αφορά στην προσπέλαση των οντοτήτων του file system, χρησιμοποιείται δυναμικός πίνακας (inodeTable) με τα metadata των οντοτήτων που έχουν δημιουργηθεί. Κάθε οντότητα έχει ένα μοναδικό nodeid (αντίστοιχο της θέσης του στον inodeTable). </text:span><text:span text:style-name="T4">Ο ίδιος ο πίνακας αρχικοπ</text:span><text:span text:style-name="T9">ο</text:span><text:span text:style-name="T4">ιείται κατά το άνοιγμα του αρχείου “διαβάζοντας” τα κατάλληλα blocks </text:span><text:span text:style-name="T5">(cfs_workwith) </text:span><text:span text:style-name="T4">και κατά το κλείσιμο του αρχείου το ενημερώνει με τις αλλαγές που έχουν γίνει έως εκείνη τη στιγμή </text:span><text:span text:style-name="T5">(cfs_close – update_superBlock)</text:span><text:span text:style-name="T4">. </text:span><text:span text:style-name="T11">Συγκεκριμένα, κάθε θέση του inodeTable περιλαμβάνει ένα flag για το αν το κελί είναι γεμάτο ή όχι, το όνομα της οντότητας και τα metadata της.</text:span></text:p>
      <text:p text:style-name="P28"><text:span text:style-name="T2">Μαζί με τα metadata μιας οντότητας δεσμεύεται στον inodeTable </text:span><text:span text:style-name="T7">και </text:span><text:span text:style-name="T2">πίνακας με τα blocks στα οποία αποθηκεύονται τα data της. </text:span><text:span text:style-name="T6">Αν τα data της οντότητας απαιτούν λιγότερα blocks από το μέγιστο αριθμό που ορίζεται στο superBlock, τα υπόλοιπα στοιχεία του πίνακα δεδομένων παίρνουν την τιμη -1 ώστε να δεσμεύονται ακριβώς όσα blocks χρειάζονται ανά πάσα στιγμή.</text:span></text:p>
      <text:p text:style-name="P29"><text:span text:style-name="T6">Ε</text:span><text:span text:style-name="T2">άν κάποιο block δε χρειάζεται πια από το file sytem, προστίθεται σε μια λίστα από empty blocks (holes). Όποτε χρείαζεται κάποιο νέο block πρώτα γίνεται έλεγχος για το αν η λίστα έχει περιεχόμενα, αλλιώς δεσμεύεται νέο block </text:span><text:span text:style-name="T8">από το αρχείο</text:span><text:span text:style-name="T2">. Η λίστα holes είναι δυνάμικη και (όπως και με τον inodeTable) αρχικοποιείται κατά το άνοιγμα του αρχείου, χρησιμοποιείται κατά της κλήσεις εντολών του cfs και ενημερώνει το αρχείο κατά το κλείσιμό του.</text:span></text:p>
      <text:p text:style-name="P3"/>
      <text:p text:style-name="P33"/>
      <text:p text:style-name="P36">Τα πεδία της δομής superBlock:</text:p>
      <text:p text:style-name="P15"/>
      <text:list xml:id="list758420958" text:style-name="L1">
        <text:list-item>
          <text:p text:style-name="P42"><text:span text:style-name="T15">nextSuperBlock</text:span>: το block στο οποίο καταγράφονται τα περιεχόμενα του inodeTable (δηλαδή οι αριθμοί των blocks με τα metadata κάθε οντότητας στο αρχείο) και της λίστας holes (δηλαδή οι αριθμοί των empty blocks). Τα 4 πρώτα bytes χρησιμοποιούνται για τη διατήρηση ενός “overflow pointer” σε επόμενο παρόμοιο block (κ.ο.κ), σε περίπτωση που είναι απαραίτητα περισσότερα από ένα blocks.</text:p>
        </text:list-item>
        <text:list-item>
          <text:p text:style-name="P42">maxFileDatablockNum: ο μέγιστος αριθμός από blocks δεδομένων που μπορεί να δεσμευτούν από ένα αρχείο. Επίσης είναι το μέγεθος του πίνακα datablocks που διατηρείται στον inodeTable (για όλες τις οντότητες).</text:p>
        </text:list-item>
        <text:list-item>
          <text:p text:style-name="P42">maxDirDatablockNum: <text:s/>ο μέγιστος αριθμός από blocks δεδομένων που μπορεί να δεσμευτούν από έναν κατάλογο. (στον αριθμό αυτό συνυπολογίζεται η δέσμευση χώρου για τα relative paths ( . , .. )).</text:p>
        </text:list-item>
        <text:list-item>
          <text:p text:style-name="P42">maxEntitiesPerBlock: ο μέγιστος αριθμός ζευγών {όνομα οντότητας, nodeid} που μπορούν να διατηρηθούν σε ένα block δεδομένων ενός καταλόγου (δεδομένου ότι στα 4 πρώτα bytes αυτού του block διατηρείται ο τρέχων αριθμός τέτοιων ζευγών στο block).</text:p>
        </text:list-item>
        <text:list-item>
          <text:p text:style-name="P42">root: το nodeid της ρίζας του cfs για την άμεση προσπέλασή της όταν δίνεται absolute path.</text:p>
        </text:list-item>
        <text:list-item>
          <text:p text:style-name="P42">blockCounter: ο αριθμός του τελευταίου block που δεσμέυτηκε στο αρχείο, ώστε κάθε νέο block που δεσμεύεται να δεσμεύεται στο τέλος του αρχείου.</text:p>
        </text:list-item>
        <text:list-item>
          <text:p text:style-name="P42">nodeidCounter: ο αριθμός των οντοτήτων του cfs ανά πάσα στιγμή.</text:p>
        </text:list-item>
        <text:list-item>
          <text:p text:style-name="P42">ListSize: το μέγεθος της λίστας από ‘κενά’ blocks ανά πάσα στιγμή.</text:p>
        </text:list-item>
        <text:list-item>
          <text:p text:style-name="P42">iTableBlocksNum: ο αριθμός των blocks που απαιτήθηκαν για την καταγραφή των metadata του inodeTable την τελευταία φορά που έκλεισε το αρχείο. Το πεδίο αυτό είναι χρήσιμο κατά το κλείσιμο του αρχείου, ώστε από τα blocks που χρειάστηκαν την τελευταία φορά να επαναχρησιμοπιηθούν όσα χρειάζονται για την ενημέρωση του αρχείου για την τρέχουσα κατάσταση του πίνακα.</text:p>
        </text:list-item>
        <text:list-item>
          <text:p text:style-name="P42">iTableCounter: ο αριθμός των θέσεων του inodeTable ανά πάσα στιγμή, πιθανόν μαζί με κάποιες εσωτερικές ‘τρύπες’. Οι τρύπες διατηρούνται στον πίνακα ακόμα και μετά από κάποιο κλείσιμο του αρχείου, ώστε να <text:soft-page-break/>εξασφαλίζεται η αντιστοίχιση μεταξή του nodeid μιας οντότητας του inodeTable και της θέσης του σε αυτόν.</text:p>
        </text:list-item>
      </text:list>
      <text:p text:style-name="P35">Συναρτήσεις του cfs:</text:p>
      <text:p text:style-name="P26"><text:span text:style-name="T16">- </text:span><text:span text:style-name="T26">cfs_touch</text:span><text:span text:style-name="T17">: </text:span><text:span text:style-name="T18">μπορεί να κληθεί για πολλά αρχεία ταυτόχρονα. Σε κάθε αρχείο μπορεί να αντιστοιχεί ακριβώς ένα από τα &lt;OPTIONS&gt;, </text:span><text:span text:style-name="T19">δηλαδή </text:span><text:span text:style-name="T18"><text:s/>είτε θα πρόκειται για δημιουργία του αρχείου, είτε για </text:span><text:span text:style-name="T19">ανανέωση του χρόνου πρόσβασης ή τροποποιήσης</text:span><text:span text:style-name="T18">.</text:span></text:p>
      <text:p text:style-name="P7"/>
      <text:p text:style-name="P22">- <text:span text:style-name="T13">cfs_</text:span><text:span text:style-name="T14">mkdir</text:span><text:span text:style-name="T27">: Ελέγχει αν υπάρχει ήδη ο κατάλογος ή το σύνολο των καταλόγων στο path πριν την κατάληξη και αν όλα τηρούν τις προϋποθέσεις, τότε δημιουργείται ο κατάλογος στο δοσμένο path με το όνομα που δόθηκε στην κατάληξη του path.</text:span></text:p>
      <text:p text:style-name="P25"/>
      <text:p text:style-name="P25">- <text:span text:style-name="T13">cfs_</text:span><text:span text:style-name="T14">ls</text:span><text:span text:style-name="T27">: προσπαθήσαμε να είμαστε σίγουροι πως η συνάρτηση να εμφανίζει το περιεχόμενο των καταλόγων από οποιοδήποτε path. Μπορείτε να χρησιμοποιήσετε οποιαδήποτε από τα flags που δίνονται στην εκφώνηση ή συνδυασμό τους. Η συνάρτηση ελέγχει αν το στοιχείο που αντιστοιχεί στο path είναι κατάλογος και αν είναι προσθέτει όλα του τα περιεχόμενα σε μια λίστα την οποία μετά εκτυπώνει και αν έχει δωθεί “-r” τότε καλεί αναδρομικά τον εαυτό της για κάθε υποκατάλογο εντός.</text:span></text:p>
      <text:p text:style-name="P25"/>
      <text:p text:style-name="P23">- <text:span text:style-name="T13">cfs_</text:span><text:span text:style-name="T14">cp</text:span><text:span text:style-name="T27">: Εξετάσαμε την λειτουργία του system program “cp” των linux και λάβαμε υπόψη όλα τα πιθανά σενάρια, εκτυπώνοντας τα κατάλληλα μηνύματα. Όπως για παράδειγμα αν κάποιος προσπαθήσει να αντιγράψει ένα αρχείο σε κάποιον κατάλογο στον οποίο υπάρχει ήδη ένα directory με το ίδιο όνομα, η αντιγραφή ακυρώνεται και εκτυπώνεται μήνυμα. Αν κάποιος δώσει μόνο όνομα <text:s/>καταλόγου και όχι αρχείου για τον στοχο στον οποίο θέλει να αντιγράψει το πηγαίο τότε αντιγράφεται στο path: path_καταλόγου/όνομα_πηγαίου.</text:span></text:p>
      <text:p text:style-name="P8"/>
      <text:p text:style-name="P22">- <text:span text:style-name="T13">cfs_</text:span><text:span text:style-name="T14">mv</text:span><text:span text:style-name="T27">: Ομοίως με την cfs_cp πριν την υλοποίηση εξετάσαμε την λειτουργία της αυθεντικής mv των linux και λειτουργήσαμε αναλόγως. Προσπαθήσαμε τα μηνύματα που εκτυπώνονται να είναι συγκεκριμένα και να υπάρχει αντιστοιχία με αυτά της mv.</text:span></text:p>
      <text:p text:style-name="P25"/>
      <text:p text:style-name="P25">- <text:span text:style-name="T32">cfs_rm: Η συνάρτηση καθαρίζει το περιεχόμενο ενός καταλόγου, διαγράφοντας τα στοιχεία που περιέχει. Αν δεν έχει δωθεί “-r” προσπερνά τους μη κενούς υποκαταλόγους. Διαφορετικά τους διαγράφει και αυτούς. Στην αρχή αν κλήθηκε δίνοντας του το path ενός αρχείου τότε εκτυπώνει μήνυμα λάθους.</text:span></text:p>
      <text:p text:style-name="P8"/>
      <text:p text:style-name="P26"><text:span text:style-name="T18">- </text:span><text:span text:style-name="T27">cfs_cat</text:span><text:span text:style-name="T20">: η συγχώνευση των source αρχείων στο αρχείο προορισμού γίνεται αφού ελεγχθεί ότι όλα τα sources χωράνε να προστεθούν σε αυτό, αλλιώς δεν γίνεται καμία συγχώνευση. Επιπλέον, σε περίπτωση συγχώνευσης και αν το αρχείο προορισμού έχει το τελευταίο του block μισογεμάτο, τα sources θα γεμίσουν πρώτα το τελευταίτο του block ώστε να μην υπάρχουν κενά στο αρχείο και στη συνέχεια θα προχωρήσουν στη δέσμευση νέων blocks.</text:span></text:p>
      <text:p text:style-name="P9"/>
      <text:p text:style-name="P26"><text:span text:style-name="T20">- </text:span><text:span text:style-name="T28">cfs_export</text:span><text:span text:style-name="T21">: αν δωθεί η ρίζα (/) ως source file, δημιουργείται στον κατάλογο προορισμού αρχείο με το όνομα του cfs (πχ myfiles.cfs).</text:span></text:p>
      <text:p text:style-name="P10"/>
      <text:p text:style-name="P26"><text:span text:style-name="T21">- </text:span><text:span text:style-name="T28">cfs_create</text:span><text:span text:style-name="T21">: για όσα από τα &lt;OPTIONS&gt; δεν δωθούν τιμές από το χρήστη, χρησιμοποιούνται οι αντίστοιχες defined τιμές που ορίζονται στο disk.h .</text:span></text:p>
      <text:p text:style-name="P10"/>
      <text:p text:style-name="P16"><text:soft-page-break/></text:p>
      <text:p text:style-name="P17">Βοηθητικές συναρτήσεις (cfs_functions):</text:p>
      <text:p text:style-name="P11"/>
      <text:p text:style-name="P20"><text:span text:style-name="T16">- </text:span>updateSuperBlock<text:span text:style-name="T16">: </text:span><text:span text:style-name="T22">καταγραφή των metadata των οντοτήτων, του inodeTable και της λίστας με τα empty blocks στο αρχείο (τα data των οντοτήτων βρίσκονται ήδη στο αρχείο).</text:span></text:p>
      <text:p text:style-name="P12"/>
      <text:p text:style-name="P27"><text:span text:style-name="T22">- </text:span><text:span text:style-name="T29">getTableSpace</text:span><text:span text:style-name="T22">: επιστρέφει το nodeid της πρώτης διαθέσιμης θέσης στον inodeTable.</text:span></text:p>
      <text:p text:style-name="P12"/>
      <text:p text:style-name="P27"><text:span text:style-name="T22">- </text:span><text:span text:style-name="T29">traverse_cfs</text:span><text:span text:style-name="T22">: δοσμένου ενός path, βρίσκει το nodeid της οντότητας στη οποία καταλήγει. Επιπλέον, αν στο όρισμα nodeid δοθεί κάποια τιμή (αλλιώς-1) η αναζήτηση της οντότητας στο cfs ξεκινά από την οντότητα με αυτό το nodeid (δηλαδή κάποιο parent directory). Αν η οντότητα που ζητήθηκε δεν υπάρχει, επιστρέφεται -1.</text:span></text:p>
      <text:p text:style-name="P12"/>
      <text:p text:style-name="P27"><text:span text:style-name="T22">- </text:span><text:span text:style-name="T29">getEmptyBlock</text:span><text:span text:style-name="T22">: επιστρέφει ένα κενό block από την λίστα holes. Αν η λίστα είναι κενή, δεσμεύει νέο block στο τέλος του αρχείου.</text:span></text:p>
      <text:p text:style-name="P12"/>
      <text:p text:style-name="P27"><text:span text:style-name="T22">- </text:span><text:span text:style-name="T30">replaceEntity</text:span><text:span text:style-name="T23">: αντικαθιστά τα δεδομένα της οντότητας με nodeid το destination_nodeid με αυτά της οντότητας από το source_nodeid.</text:span></text:p>
      <text:p text:style-name="P13"/>
      <text:p text:style-name="P27"><text:span text:style-name="T23">- </text:span><text:span text:style-name="T30">get_parent</text:span><text:span text:style-name="T23">: δοσμένου ενός path δίνει στο όρισμα new_name το όνομα της οντότητας στην οποία οδηγεί το path και επιστρέφει το nodeid του γονικού της καταλόγου Σε περίπτωση λάθους επιστρέφει -1.</text:span></text:p>
      <text:p text:style-name="P13"/>
      <text:p text:style-name="P27"><text:span text:style-name="T23">- </text:span><text:span text:style-name="T30">append_file</text:span><text:span text:style-name="T23">: συγχωνεύει τα δεδομένα του output_nodeid με αυτά του source_nodeid, χωρίς να αφήνει ενδιάμεσα κενά </text:span><text:span text:style-name="T25">(χρησιμοποιείται κατά τη cfs_cat)</text:span><text:span text:style-name="T23">.</text:span></text:p>
      <text:p text:style-name="P13"/>
      <text:p text:style-name="P27"><text:span text:style-name="T23">- </text:span><text:span text:style-name="T30">getDirEntities</text:span><text:span text:style-name="T23">: δοσμένου ενός directory_path, περνάει στη λίστα content τα ονόματα των οντοτήτων που περιέχει ο κατάλογος και επιστρέφει το πλήθος τους.</text:span></text:p>
      <text:p text:style-name="P13"/>
      <text:p text:style-name="P27"><text:span text:style-name="T23">- </text:span><text:span text:style-name="T30">print_data</text:span><text:span text:style-name="T23">: χρησιμεύει στην αποτύπωση της εικόνας του cfs αρχείου (γι’ αυτό πριν την κλήση της γίνεται αυτόματα κλείσιμο και άνοιγμα του αρχείου). &lt;</text:span><text:span text:style-name="T24">OPTIONS&gt; | &lt;PATH&gt;:</text:span></text:p>
      <text:p text:style-name="P31"><text:span text:style-name="T16">- </text:span>superblock<text:span text:style-name="T16">: εκτύπωση της δομής Superblock.</text:span></text:p>
      <text:p text:style-name="P30"><text:span text:style-name="T16">- </text:span>overflow<text:span text:style-name="T16">: εκτύπωση των περιεχομένων των ‘overflow blocks’, δηλαδή του nextSuperBlock και της αλυσίδας υπερχείλισής του (περιέχουν τους αριθμούς των block είτε με metadata των οντοτήτων <text:s/>είτε κενά – inodeTable &amp; holes).</text:span></text:p>
      <text:p text:style-name="P30"><text:span text:style-name="T16">- </text:span>metadata<text:span text:style-name="T16">: εκτύπωση όλων των block με τα metadata των οντοτήτων του cfs.</text:span></text:p>
      <text:p text:style-name="P30"><text:span text:style-name="T16">- </text:span>PATH<text:span text:style-name="T16">: εκτύπωση των data της οντότητας στην οπoία καταλήγει το δοσμένο path.</text:span></text:p>
      <text:p text:style-name="P14"/>
      <text:p text:style-name="P21"><text:span text:style-name="T16">- </text:span><text:span text:style-name="T31">cleanSlashes</text:span><text:span text:style-name="T25">: δοσμένου ενός path, επιστρέφει το ίδιο path με τον απαραίτητο αριθμό από ‘/’ (σε περίπτωση που δοθούν παραπάνω ‘/’ από το χρήστη).</text:span></text:p>
      <text:p text:style-name="P5"/>
      <text:p text:style-name="P24"><text:soft-page-break/>- <text:span text:style-name="T12">remove_entity</text:span>: διαγραφή της οντότητας που δίνεται από το path, προσθήκη των κενών blocks στη holes και ενημέρωση του γονικού καταλόγου (χρησιμοποιείται κατά τη cfs_mv).</text:p>
      <text:p text:style-name="P4"/>
      <text:p text:style-name="P4"/>
      <text:p text:style-name="P41">Makefile:</text:p>
      <text:list xml:id="list2007684892" text:style-name="L2">
        <text:list-item>
          <text:p text:style-name="P39">Η εντολή make commands εκτελεί τις εντολές από το αρχείο commands_list και τα αποτελέσματα εκτυπώνονται στο tty.</text:p>
        </text:list-item>
        <text:list-item>
          <text:p text:style-name="P39">Για τρέξιμο από το tty:</text:p>
          <text:p text:style-name="P39">make cfs</text:p>
          <text:p text:style-name="P39">make run</text:p>
        </text:list-item>
      </text:list>
      <text:p text:style-name="P4"/>
      <text:p text:style-name="P6">~ <text:s/>Περαιτέρω σχόλια βρίσκονται στον ίδιο τον κώδικα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nux Libertine Initials O" svg:font-family="'Linux Libertine Initials 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01T22:29:14.082921486</meta:creation-date>
    <dc:date>2020-02-03T20:54:51.508763347</dc:date>
    <meta:editing-duration>PT56M14S</meta:editing-duration>
    <meta:editing-cycles>9</meta:editing-cycles>
    <meta:generator>LibreOffice/6.3.4.2.0$Linux_X86_64 LibreOffice_project/1e2df71cb6a569bbaaffb70308950743964880ae</meta:generator>
    <meta:document-statistic meta:table-count="0" meta:image-count="0" meta:object-count="0" meta:page-count="6" meta:paragraph-count="52" meta:word-count="1401" meta:character-count="9050" meta:non-whitespace-character-count="7706"/>
  </office:meta>
</office:document-meta>
</file>